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9D000001733E717752.jpg"/>
  <manifest:file-entry manifest:media-type="image/png" manifest:full-path="Pictures/10000000000004EC000004B20A372E00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8.687cm" svg:x="1.001cm" svg:y="3.921cm">
          <draw:image xlink:href="Pictures/10000000000004EC000004B20A372E00.png" xlink:type="simple" xlink:show="embed" xlink:actuate="onLoad">
            <text:p/>
          </draw:image>
        </draw:frame>
        <draw:frame draw:style-name="gr2" draw:layer="layout" svg:width="8.511cm" svg:height="0.962cm" svg:x="6.461cm" svg:y="2.016cm">
          <draw:text-box>
            <text:p>Piezo Haptic System Design</text:p>
          </draw:text-box>
        </draw:frame>
        <draw:frame draw:style-name="gr2" draw:layer="layout" svg:width="4.066cm" svg:height="0.962cm" svg:x="7.731cm" svg:y="3.729cm">
          <draw:text-box>
            <text:p>Analog Input</text:p>
          </draw:text-box>
        </draw:frame>
        <draw:frame draw:style-name="gr2" draw:layer="layout" svg:width="3.503cm" svg:height="0.962cm" svg:x="16.748cm" svg:y="5.38cm">
          <draw:text-box>
            <text:p>Haptic Out</text:p>
          </draw:text-box>
        </draw:frame>
        <draw:frame draw:style-name="gr2" draw:layer="layout" svg:width="2.301cm" svg:height="0.962cm" svg:x="1.635cm" svg:y="5.507cm">
          <draw:text-box>
            <text:p>Power</text:p>
          </draw:text-box>
        </draw:frame>
        <draw:frame draw:style-name="gr2" draw:layer="layout" svg:width="2.551cm" svg:height="0.962cm" svg:x="1.381cm" svg:y="19.912cm">
          <draw:text-box>
            <text:p>I2c bus</text:p>
          </draw:text-box>
        </draw:frame>
        <draw:line draw:style-name="gr3" draw:text-style-name="P1" draw:layer="layout" svg:x1="10.525cm" svg:y1="4.491cm" svg:x2="11.922cm" svg:y2="5.634cm">
          <text:p/>
        </draw:line>
        <draw:line draw:style-name="gr3" draw:text-style-name="P1" draw:layer="layout" svg:x1="9.255cm" svg:y1="4.491cm" svg:x2="9.382cm" svg:y2="5.888cm">
          <text:p/>
        </draw:line>
        <draw:line draw:style-name="gr3" draw:text-style-name="P1" draw:layer="layout" svg:x1="19.034cm" svg:y1="6.523cm" svg:x2="18.399cm" svg:y2="9.317cm">
          <text:p/>
        </draw:line>
        <draw:line draw:style-name="gr3" draw:text-style-name="P1" draw:layer="layout" svg:x1="19.161cm" svg:y1="6.523cm" svg:x2="18.653cm" svg:y2="17.699cm">
          <text:p/>
        </draw:line>
        <draw:line draw:style-name="gr3" draw:text-style-name="P1" draw:layer="layout" svg:x1="2.651cm" svg:y1="6.396cm" svg:x2="2.651cm" svg:y2="9.317cm">
          <text:p/>
        </draw:line>
        <draw:line draw:style-name="gr3" draw:text-style-name="P1" draw:layer="layout" svg:x1="2.778cm" svg:y1="19.731cm" svg:x2="2.651cm" svg:y2="17.699cm">
          <text:p/>
        </draw:line>
        <draw:frame draw:style-name="gr2" draw:layer="layout" svg:width="9.997cm" svg:height="0.962cm" svg:x="5.989cm" svg:y="3.213cm">
          <draw:text-box>
            <text:p>Firmware and testing still needed.</text:p>
          </draw:text-box>
        </draw:frame>
        <draw:frame draw:style-name="gr1" draw:text-style-name="P1" draw:layer="layout" svg:width="19.589cm" svg:height="6.152cm" svg:x="1cm" svg:y="21.066cm">
          <draw:image xlink:href="Pictures/100000000000049D000001733E71775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0:41:23</meta:creation-date>
    <dc:date>2015-08-17T01:10:36</dc:date>
    <meta:editing-duration>PT4M12S</meta:editing-duration>
    <meta:editing-cycles>2</meta:editing-cycles>
    <meta:generator>OpenOffice/4.0.1$Unix OpenOffice.org_project/401m5$Build-9714</meta:generator>
    <meta:document-statistic meta:object-count="14"/>
  </office:meta>
</office:document-meta>
</file>